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Blumenth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5, 1893</text:p>
      <text:p text:style-name="P5">Month<text:tab/><text:tab/><text:tab/><text:tab/><text:tab/><text:tab/>Jul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Jewish Theological Seminary Ass'n./</text:p>
      <text:p text:style-name="P2">736 LEXINGTON AVENUE./</text:p>
      <text:p text:style-name="P3">New York, July 5 1893/</text:p>
      <text:p text:style-name="P2">Dear Dr/</text:p>
      <text:p text:style-name="P2"><text:tab/>Your registered letter with Enclosures/ and also that containing check Ten Dollars/ for Library from Chas Hoffman Eq, all duly/ to hand--I am rejoiced to know that you/ are improving in health at your seaside place/ of rest, and hope that you will patiently take/ a good respite from labor, so as to be entirely/ recovered with strength and vigor, for the fall/ work--The Dr Cassel library has been/ purchased by us--at least so far as cabling that/ we will take it goes--I trust we may/ secure it--it will be a good beginning for/ the Morais Library--During July there/ will be but very little done in Seminary--/ Herz is on vacation--so is Wittenberg--Levine/ on a visit to Baltimore--Freedman over/ in New Jersey with relatives--In August/ work will be again resumed--Again wishing/ you the best results from you stay at Cape May/ Yours sincerely/ Joseph Blumentha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4:29:27.93</meta:creation-date>
    <meta:document-statistic meta:table-count="0" meta:image-count="0" meta:object-count="0" meta:page-count="2" meta:paragraph-count="65" meta:word-count="337" meta:character-count="2221"/>
    <dc:date>2011-12-14T14:36:33.91</dc:date>
    <dc:creator>Penn Libraries</dc:creator>
    <meta:editing-duration>PT00H07M06S</meta:editing-duration>
    <meta:editing-cycles>1</meta:editing-cycles>
    <meta:generator>OpenOffice.org/3.2$Win32 OpenOffice.org_project/320m12$Build-9483</meta:generator>
  </office:meta>
</office:document-meta>
</file>